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officeooo:rsid="00135b76" officeooo:paragraph-rsid="00135b76"/>
    </style:style>
    <style:style style:name="P2" style:family="paragraph" style:parent-style-name="Standard">
      <style:text-properties fo:color="#000000" style:font-name="Monospace" fo:font-size="10pt" officeooo:rsid="000ae120" officeooo:paragraph-rsid="0007de6c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ae120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vailable tables in the database:</text:p>
      <text:p text:style-name="P4">capitals</text:p>
      <text:p text:style-name="P4">countries</text:p>
      <text:p text:style-name="P4">major_cities</text:p>
      <text:p text:style-name="P5">Running Q0: Show all the capitals from the capitals table</text:p>
      <text:p text:style-name="P4">LogicalProject(Country=[$1])</text:p>
      <text:p text:style-name="P4"><text:s text:c="2"/>LogicalTableScan(table=[[world, capitals]])</text:p>
      <text:p text:style-name="P3"/>
      <text:p text:style-name="P5">Running Q1: Show <text:s/>the name, population and area of the 5 largest countries by area (in descending order) </text:p>
      <text:p text:style-name="P4">LogicalProject(Country=[$0], Population=[$1], Area=[$2])</text:p>
      <text:p text:style-name="P4"><text:s text:c="2"/>LogicalSort(sort0=[$2], dir0=[DESC], fetch=[5])</text:p>
      <text:p text:style-name="P4"><text:s text:c="4"/>LogicalTableScan(table=[[world, countries]])</text:p>
      <text:p text:style-name="P3"/>
      <text:p text:style-name="P4">Country<text:tab/><text:tab/>Population<text:tab/>Area</text:p>
      <text:p text:style-name="P4">Russia<text:tab/><text:tab/>142423773<text:tab/>17098242</text:p>
      <text:p text:style-name="P4">Canada<text:tab/><text:tab/>35099836<text:tab/>9984670</text:p>
      <text:p text:style-name="P4">United States<text:tab/>321368864<text:tab/>9826675</text:p>
      <text:p text:style-name="P4">China<text:tab/><text:tab/><text:tab/>1367485388<text:tab/>9596960</text:p>
      <text:p text:style-name="P4">Brazil<text:tab/><text:tab/>204259812<text:tab/>8514877</text:p>
      <text:p text:style-name="P5">Running Q2: For each country that has a Megacity (i.e. city with population more than 10 million), show the name of country and the number of Megacities it has</text:p>
      <text:p text:style-name="P4">LogicalAggregate(group=[{1}], C=[COUNT($1)])</text:p>
      <text:p text:style-name="P4"><text:s text:c="2"/>LogicalFilter(condition=[&gt;=($2, 10000000)])</text:p>
      <text:p text:style-name="P4"><text:s text:c="4"/>LogicalTableScan(table=[[world, major_cities]])</text:p>
      <text:p text:style-name="P3"/>
      <text:p text:style-name="P4">Country <text:tab/> Num of Mega Cities</text:p>
      <text:p text:style-name="P4">South Korea <text:tab/>1</text:p>
      <text:p text:style-name="P4">Pakistan <text:tab/> <text:tab/>1</text:p>
      <text:p text:style-name="P4">Turkey <text:tab/> <text:tab/>1</text:p>
      <text:p text:style-name="P4">China <text:tab/> <text:tab/>4</text:p>
      <text:p text:style-name="P4">Brazil <text:tab/> <text:tab/>1</text:p>
      <text:p text:style-name="P4">Nigeria <text:tab/> <text:tab/>1</text:p>
      <text:p text:style-name="P4">India <text:tab/> <text:tab/>2</text:p>
      <text:p text:style-name="P4">Russia <text:tab/> <text:tab/>1</text:p>
      <text:p text:style-name="P5">Running Q3: For each country whose capital is a major city, show the name of the country, country code, capital and the population of its capital</text:p>
      <text:p text:style-name="P6">LogicalFilter(condition=[=($3, $0)])</text:p>
      <text:p text:style-name="P7"><text:span text:style-name="T1"><text:s text:c="2"/>LogicalFilter(condition=[&gt;=($2, 10000000)])</text:span></text:p>
      <text:p text:style-name="P7"><text:span text:style-name="T1"><text:s text:c="4"/>LogicalJoin(condition=[=($1, $4)], joinType=[inner])</text:span></text:p>
      <text:p text:style-name="P7"><text:span text:style-name="T1"><text:s text:c="6"/>LogicalTableScan(table=[[world, major_cities]])</text:span></text:p>
      <text:p text:style-name="P7"><text:span text:style-name="T1"><text:s text:c="6"/>LogicalTableScan(table=[[world, capitals]])</text:span></text:p>
      <text:p text:style-name="P3"/>
      <text:p text:style-name="P7"><text:span text:style-name="T1">Country<text:tab/>Country Code<text:tab/>Capital<text:tab/>Population Of Capital</text:span></text:p>
      <text:p text:style-name="P7"><text:span text:style-name="T1">China<text:tab/><text:tab/>CN<text:tab/><text:tab/><text:tab/>Beijing<text:tab/>11716600<text:tab/></text:span></text:p>
      <text:p text:style-name="P7"><text:span text:style-name="T1">Russia<text:tab/>RU<text:tab/><text:tab/><text:tab/>Moscow<text:tab/>10381200<text:tab/></text:span></text:p>
      <text:p text:style-name="P6">South Korea<text:tab/>KR<text:tab/><text:tab/><text:tab/>Seoul<text:tab/><text:tab/>103493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35b76" officeooo:paragraph-rsid="00135b7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yoola Nurudeen Etiko, CS4545, 359813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8T17:00:38.217649822</meta:creation-date>
    <dc:date>2021-02-02T01:56:14.798073550</dc:date>
    <meta:editing-duration>PT1H59M47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1" meta:paragraph-count="41" meta:word-count="185" meta:character-count="1586" meta:non-whitespace-character-count="1368"/>
  </office:meta>
</office:document-meta>
</file>